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21.38pt" svg:height="349.51pt" svg:x="224.48pt" svg:y="28.46pt">
            <loext:p draw:notify-on-update-of-ranges="Sheet1.B2:Sheet1.B8 Sheet1.A2:Sheet1.A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pm</text:p>
          </table:table-cell>
          <table:table-cell office:value-type="string" calcext:value-type="string">
            <text:p>pulso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51" calcext:value-type="float">
            <text:p>85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825" calcext:value-type="float">
            <text:p>5825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76" calcext:value-type="float">
            <text:p>177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92" calcext:value-type="float">
            <text:p>189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336" calcext:value-type="float">
            <text:p>333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746" calcext:value-type="float">
            <text:p>4746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194" calcext:value-type="float">
            <text:p>131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1:41:28.976552373</meta:creation-date>
    <dc:date>2017-09-12T23:12:35.129299329</dc:date>
    <meta:editing-duration>PT49M4S</meta:editing-duration>
    <meta:editing-cycles>1</meta:editing-cycles>
    <meta:document-statistic meta:table-count="1" meta:cell-count="22" meta:object-count="1"/>
    <meta:generator>LibreOffice/5.3.1.2$Linux_X86_64 LibreOffice_project/3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22cm" svg:height="12.331cm" xlink:href=".." xlink:type="simple" chart:class="chart:scatter" chart:column-mapping="1 0" chart:style-name="ch1">
        <chart:title svg:x="7.729cm" svg:y="0.381cm" chart:style-name="ch2">
          <text:p>conteo de pulsos vs tds en ppm</text:p>
        </chart:title>
        <chart:legend chart:legend-position="end" svg:x="17.853cm" svg:y="5.67cm" style:legend-expansion="high" chart:style-name="ch3"/>
        <chart:plot-area chart:style-name="ch4" table:cell-range-address="Sheet1.A2:Sheet1.B8" svg:x="0.805cm" svg:y="0.383cm" svg:width="17.533cm" svg:height="11.553cm">
          <chartooo:coordinate-region svg:x="1.797cm" svg:y="0.556cm" svg:width="16.076cm" svg:height="10.786cm"/>
          <chart:axis chart:dimension="x" chart:name="primary-x" chart:style-name="ch5">
            <chart:title svg:x="8.746cm" svg:y="11.823cm" chart:style-name="ch6">
              <text:p>No. pulsos</text:p>
            </chart:title>
          </chart:axis>
          <chart:axis chart:dimension="y" chart:name="primary-y" chart:style-name="ch5">
            <chart:title svg:x="0cm" svg:y="6.534cm" chart:style-name="ch7">
              <text:p>ppm</text:p>
            </chart:title>
            <chart:grid chart:style-name="ch8" chart:class="major"/>
          </chart:axis>
          <chart:series chart:style-name="ch9" chart:values-cell-range-address="Sheet1.A2:Sheet1.A8" chart:class="chart:scatter">
            <chart:domain table:cell-range-address="Sheet1.B2:Sheet1.B8"/>
            <chart:regression-curve chart:style-name="ch10">
              <chart:equation chart:display-equation="true" chart:display-r-square="true" svg:x="2.636cm" svg:y="2.354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1">
                <text:p>851</text:p>
                <draw:g>
                  <svg:desc>Sheet1.B2:Sheet1.B8</svg:desc>
                </draw:g>
              </table:table-cell>
              <table:table-cell office:value-type="float" office:value="59">
                <text:p>59</text:p>
                <draw:g>
                  <svg:desc>Sheet1.A2:Sheet1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25">
                <text:p>582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76">
                <text:p>177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2">
                <text:p>189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6">
                <text:p>333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46">
                <text:p>474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94">
                <text:p>13194</text:p>
              </table:table-cell>
              <table:table-cell office:value-type="float" office:value="1700">
                <text:p>17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